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">
      <style:text-properties fo:background-color="#ffff00"/>
    </style:style>
    <style:style style:family="text" style:name="T34">
      <style:text-properties fo:background-color="#ffff00"/>
    </style:style>
    <style:style style:parent-style-name="619" style:family="paragraph" style:name="P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background-color="#ffff00"/>
    </style:style>
    <style:style style:family="text" style:name="T36">
      <style:text-properties fo:background-color="#ffff00"/>
    </style:style>
    <style:style style:parent-style-name="619" style:family="paragraph" style:name="P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19" style:family="paragraph" style:name="P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 fo:background-color="#ffff00"/>
    </style:style>
    <style:style style:family="text" style:name="T40">
      <style:text-properties fo:background-color="#ffff00"/>
    </style:style>
    <style:style style:parent-style-name="619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 fo:background-color="#ffff00"/>
    </style:style>
    <style:style style:family="text" style:name="T42">
      <style:text-properties fo:background-color="#ffff00"/>
    </style:style>
    <style:style style:parent-style-name="619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3">
      <style:text-properties fo:background-color="#ffff00"/>
    </style:style>
    <style:style style:family="text" style:name="T44">
      <style:text-properties fo:background-color="#ffff00"/>
    </style:style>
    <style:style style:parent-style-name="619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5">
      <style:text-properties fo:background-color="#ffff00"/>
    </style:style>
    <style:style style:family="text" style:name="T46">
      <style:text-properties fo:background-color="#ffff00"/>
    </style:style>
    <style:style style:parent-style-name="619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background-color="#ffff00"/>
    </style:style>
    <style:style style:family="text" style:name="T48">
      <style:text-properties fo:background-color="#ffff00"/>
    </style:style>
    <style:style style:parent-style-name="619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9">
      <style:text-properties fo:background-color="#ffff00"/>
    </style:style>
    <style:style style:family="text" style:name="T50">
      <style:text-properties fo:background-color="#ffff00"/>
    </style:style>
    <style:style style:parent-style-name="619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 fo:background-color="#ffff00"/>
    </style:style>
    <style:style style:family="text" style:name="T52">
      <style:text-properties fo:background-color="#ffff00"/>
    </style:style>
    <style:style style:parent-style-name="619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3">
      <style:text-properties fo:background-color="#ffff00"/>
    </style:style>
    <style:style style:family="text" style:name="T54">
      <style:text-properties fo:background-color="#ffff00"/>
    </style:style>
    <style:style style:parent-style-name="619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19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 fo:background-color="#ffff00"/>
    </style:style>
    <style:style style:family="text" style:name="T58">
      <style:text-properties fo:background-color="#ffff00"/>
    </style:style>
    <style:style style:parent-style-name="619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9">
      <style:text-properties fo:background-color="#ffff00"/>
    </style:style>
    <style:style style:family="text" style:name="T60">
      <style:text-properties fo:background-color="#ffff00"/>
    </style:style>
    <style:style style:parent-style-name="619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background-color="#ffff00"/>
    </style:style>
    <style:style style:family="text" style:name="T62">
      <style:text-properties fo:background-color="#ffff00"/>
    </style:style>
    <style:style style:parent-style-name="619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3">
      <style:text-properties fo:background-color="#ffff00"/>
    </style:style>
    <style:style style:family="text" style:name="T64">
      <style:text-properties fo:background-color="#ffff00"/>
    </style:style>
    <style:style style:parent-style-name="619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5">
      <style:text-properties fo:background-color="#ffff00"/>
    </style:style>
    <style:style style:family="text" style:name="T66">
      <style:text-properties fo:background-color="#ffff00"/>
    </style:style>
    <style:style style:parent-style-name="619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7">
      <style:text-properties fo:background-color="#ffff00"/>
    </style:style>
    <style:style style:family="text" style:name="T68">
      <style:text-properties fo:background-color="#ffff00"/>
    </style:style>
    <style:style style:parent-style-name="619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 fo:background-color="#ffff00"/>
    </style:style>
    <style:style style:family="text" style:name="T70">
      <style:text-properties fo:background-color="#ffff00"/>
    </style:style>
    <style:style style:parent-style-name="619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</office:automatic-styles>
  <office:body>
    <office:text text:use-soft-page-breaks="true">
      <text:p text:style-name="P39"><text:span>¿Cuál es la normativa principal en el espacio de trabajo de un taller de microinformática relacionada con la seguridad eléctrica?</text:span><text:span/></text:p>
      <text:p text:style-name="P40"><text:span>a) ISO 9001</text:span><text:span/></text:p>
      <text:p text:style-name="P41"><text:span>b) ISO 14001</text:span><text:span/></text:p>
      <text:p text:style-name="P42"><text:span>c) ISO 27001</text:span><text:span/></text:p>
      <text:p text:style-name="P43"><text:span text:style-name="T33">d) Normativa EN 61010</text:span><text:span text:style-name="T34"/></text:p>
      <text:p text:style-name="P44"><text:span/><text:span/></text:p>
      <text:p text:style-name="P45"><text:span>¿Cuál es la principal función de una tarjeta de red en una computadora?</text:span><text:span/></text:p>
      <text:p text:style-name="P46"><text:span>a) Gestionar el tráfico de red y proporcionar acceso a internet</text:span><text:span/></text:p>
      <text:p text:style-name="P47"><text:span text:style-name="T35">b) Conectar dispositivos inalámbricos mediante Wi-Fi</text:span><text:span text:style-name="T36"/></text:p>
      <text:p text:style-name="P48"><text:span text:style-name="T37">c) Facilitar la conexión a través de cables Ethernet</text:span><text:span text:style-name="T38"/></text:p>
      <text:p text:style-name="P49"><text:span>d) Exclusivamente para conexiones Bluetooth</text:span><text:span/></text:p>
      <text:p text:style-name="P50"><text:span/><text:span/></text:p>
      <text:p text:style-name="P51"><text:span>¿Qué característica es común en un adaptador Bluetooth?</text:span><text:span/></text:p>
      <text:p text:style-name="P52"><text:span>a) Necesidad de cables para la conexión</text:span><text:span/></text:p>
      <text:p text:style-name="P53"><text:span>b) Conexión directa a la corriente eléctrica</text:span><text:span/></text:p>
      <text:p text:style-name="P54"><text:span text:style-name="T39">c) Permite la comunicación inalámbrica entre dispositivos</text:span><text:span text:style-name="T40"/></text:p>
      <text:p text:style-name="P55"><text:span>d) Exclusivamente para conexiones Wi-Fi</text:span><text:span/></text:p>
      <text:p text:style-name="P56"><text:span/><text:span/></text:p>
      <text:p text:style-name="P57"><text:span>¿Cuál es la ventaja de una tarjeta SIM en dispositivos de comunicación móvil?</text:span><text:span/></text:p>
      <text:p text:style-name="P58"><text:span>a) Mayor velocidad de transferencia de datos</text:span><text:span/></text:p>
      <text:p text:style-name="P59"><text:span text:style-name="T41">b) Posibilidad de realizar llamadas telefónicas</text:span><text:span text:style-name="T42"/></text:p>
      <text:p text:style-name="P60"><text:span>c) Mayor capacidad de almacenamiento</text:span><text:span/></text:p>
      <text:p text:style-name="P61"><text:span>d) Necesidad de cables para la conexión</text:span><text:span/></text:p>
      <text:p text:style-name="P62"><text:span/><text:span/></text:p>
      <text:p text:style-name="P63"><text:span>¿Qué función realiza un adaptador de red PLC?</text:span><text:span/></text:p>
      <text:p text:style-name="P64"><text:span>a) Conectar dispositivos mediante cables Ethernet</text:span><text:span/></text:p>
      <text:p text:style-name="P65"><text:span>b) Ampliar la cobertura de una red inalámbrica</text:span><text:span/></text:p>
      <text:p text:style-name="P66"><text:span text:style-name="T43">c) Utilizar la red eléctrica para transmitir datos</text:span><text:span text:style-name="T44"/></text:p>
      <text:p text:style-name="P67"><text:span>d) Exclusivamente para conexiones Bluetooth</text:span><text:span/></text:p>
      <text:p text:style-name="P68"><text:span/><text:span/></text:p>
      <text:p text:style-name="P69"><text:span>¿Cuál es la principal función de una cámara de vigilancia IP en una red de comunicación?</text:span><text:span/></text:p>
      <text:p text:style-name="P70"><text:span>a) Transmisión de datos por cable coaxial</text:span><text:span/></text:p>
      <text:p text:style-name="P71"><text:span>b) Grabación de videos en calidad extrema</text:span><text:span/></text:p>
      <text:p text:style-name="P72"><text:span text:style-name="T45">c) Monitorización y transmisión de video a través de internet</text:span><text:span text:style-name="T46"/></text:p>
      <text:p text:style-name="P73"><text:span>d) Conexión de dispositivos inalámbricos mediante Wi-Fi</text:span><text:span/></text:p>
      <text:p text:style-name="P74"><text:span/><text:span/></text:p>
      <text:p text:style-name="P75"><text:span>¿Qué característica es común en una impresora de red?</text:span><text:span/></text:p>
      <text:p text:style-name="P76"><text:span>a) Transmisión de datos por cable coaxial</text:span><text:span/></text:p>
      <text:p text:style-name="P77"><text:span text:style-name="T47">b) Conexión de dispositivos inalámbricos mediante Wi-Fi</text:span><text:span text:style-name="T48"/></text:p>
      <text:p text:style-name="P78"><text:span>c) Uso exclusivo para impresiones en blanco y negro</text:span><text:span/></text:p>
      <text:p text:style-name="P79"><text:span>d) Exclusivamente para conexiones Bluetooth</text:span><text:span/></text:p>
      <text:p text:style-name="P80"><text:span/><text:span/></text:p>
      <text:p text:style-name="P81"><text:span>¿Cuál es la ventaja de un gateway en una red de comunicación?</text:span><text:span/></text:p>
      <text:p text:style-name="P82"><text:span>a) Conexión de dispositivos mediante cables Ethernet</text:span><text:span/></text:p>
      <text:p text:style-name="P83"><text:span text:style-name="T49">b) Proporcionar acceso a internet y gestionar el tráfico de red</text:span><text:span text:style-name="T50"/></text:p>
      <text:p text:style-name="P84"><text:span>c) Ampliar la cobertura de una red inalámbrica</text:span><text:span/></text:p>
      <text:p text:style-name="P85"><text:span>d) Exclusivamente para llamadas telefónicas tradicionales</text:span><text:span/></text:p>
      <text:p text:style-name="P86"><text:span/><text:span/></text:p>
      <text:p text:style-name="P87"><text:span>¿Qué función realiza un adaptador de red 4G/LTE?</text:span><text:span/></text:p>
      <text:p text:style-name="P88"><text:span>a) Conexión de dispositivos mediante cables Ethernet</text:span><text:span/></text:p>
      <text:p text:style-name="P89"><text:span>b) Ampliar la cobertura de una red inalámbrica</text:span><text:span/></text:p>
      <text:p text:style-name="P90"><text:span text:style-name="T51">c) Proporcionar conexión a internet a través de redes móviles</text:span><text:span text:style-name="T52"/></text:p>
      <text:p text:style-name="P91"><text:span>d) Exclusivamente para conexiones Bluetooth</text:span><text:span/></text:p>
      <text:p text:style-name="P92"><text:span/><text:span/></text:p>
      <text:p text:style-name="P93"><text:span>¿Cuál es la principal función de un teléfono VoIP?</text:span><text:span/></text:p>
      <text:p text:style-name="P94"><text:span>a) Transmisión de datos por cable coaxial</text:span><text:span/></text:p>
      <text:p text:style-name="P95"><text:span text:style-name="T53">b) Conversión de señales analógicas a digitales para realizar llamadas sobre internet</text:span><text:span text:style-name="T54"/></text:p>
      <text:p text:style-name="P96"><text:span>c) Uso exclusivo para llamadas telefónicas tradicionales</text:span><text:span/></text:p>
      <text:p text:style-name="P97"><text:span>d) Conexión de dispositivos inalámbricos mediante Wi-Fi</text:span><text:span/></text:p>
      <text:p text:style-name="P98"><text:span/><text:span/></text:p>
      <text:p text:style-name="P99"><text:span>¿Qué característica es común en un adaptador de red Powerline?</text:span><text:span/></text:p>
      <text:p text:style-name="P100"><text:span>a) Conexión directa a la corriente eléctrica</text:span><text:span/></text:p>
      <text:p text:style-name="P101"><text:span>b) Ampliar la cobertura de una red inalámbrica</text:span><text:span/></text:p>
      <text:p text:style-name="P102"><text:span text:style-name="T55">c) Utilización de la red eléctrica para transmitir datos</text:span><text:span text:style-name="T56"/></text:p>
      <text:p text:style-name="P103"><text:span>d) Exclusivamente para conexiones Bluetooth</text:span><text:span/></text:p>
      <text:p text:style-name="P104"><text:span/><text:span/></text:p>
      <text:p text:style-name="P105"><text:span>¿Cuál es la ventaja de un conmutador KVM en una red de comunicación?</text:span><text:span/></text:p>
      <text:p text:style-name="P106"><text:span text:style-name="T57">a) Permite el control de múltiples computadoras con un solo teclado, monitor y ratón</text:span><text:span text:style-name="T58"/></text:p>
      <text:p text:style-name="P107"><text:span>b) Ampliar la cobertura de una red inalámbrica</text:span><text:span/></text:p>
      <text:p text:style-name="P108"><text:span>c) Facilita la conexión de dispositivos inalámbricos mediante Wi-Fi</text:span><text:span/></text:p>
      <text:p text:style-name="P109"><text:span>d) Exclusivamente para conexiones Bluetooth</text:span><text:span/></text:p>
      <text:p text:style-name="P110"><text:span/><text:span/></text:p>
      <text:p text:style-name="P111"><text:span>¿Qué función realiza un repetidor de señal móvil?</text:span><text:span/></text:p>
      <text:p text:style-name="P112"><text:span>a) Conexión de dispositivos mediante cables Ethernet</text:span><text:span/></text:p>
      <text:p text:style-name="P113"><text:span text:style-name="T59">b) Ampliar la cobertura de la señal móvil para dispositivos móviles</text:span><text:span text:style-name="T60"/></text:p>
      <text:p text:style-name="P114"><text:span>c) Uso exclusivo para llamadas telefónicas tradicionales</text:span><text:span/></text:p>
      <text:p text:style-name="P115"><text:span>d) Exclusivamente para conexiones Bluetooth</text:span><text:span/></text:p>
      <text:p text:style-name="P116"><text:span/><text:span/></text:p>
      <text:p text:style-name="P117"><text:span/><text:span/></text:p>
      <text:p text:style-name="P118"><text:span>¿Qué característica es esencial en un monitor con tecnología IPS?</text:span><text:span/></text:p>
      <text:p text:style-name="P119"><text:span>a) Mayor velocidad de actualización</text:span><text:span/></text:p>
      <text:p text:style-name="P120"><text:span text:style-name="T61">b) Amplios ángulos de visión y reproducción precisa de colores</text:span><text:span text:style-name="T62"/></text:p>
      <text:p text:style-name="P121"><text:span>c) Bajo consumo de energía</text:span><text:span/></text:p>
      <text:p text:style-name="P122"><text:span>d) Alta tasa de contraste</text:span><text:span/></text:p>
      <text:p text:style-name="P123"><text:span/><text:span/></text:p>
      <text:p text:style-name="P124"><text:span>¿Cuál es la función principal de un monitor curvo?</text:span><text:span/></text:p>
      <text:p text:style-name="P125"><text:span>a) Reducción de reflejos y deslumbramientos</text:span><text:span/></text:p>
      <text:p text:style-name="P126"><text:span text:style-name="T63">b) Mejora de la inmersión visual y mayor comodidad para el usuario</text:span><text:span text:style-name="T64"/></text:p>
      <text:p text:style-name="P127"><text:span>c) Mayor velocidad de respuesta</text:span><text:span/></text:p>
      <text:p text:style-name="P128"><text:span>d) Exclusivamente para aplicaciones gráficas</text:span><text:span/></text:p>
      <text:p text:style-name="P129"><text:span/><text:span/></text:p>
      <text:p text:style-name="P130"><text:span>¿Qué ventaja ofrece un monitor con tecnología LED sobre uno con tecnología LCD?</text:span><text:span/></text:p>
      <text:p text:style-name="P131"><text:span>a) Mayor duración de la batería</text:span><text:span/></text:p>
      <text:p text:style-name="P132"><text:span text:style-name="T65">b) Mejor reproducción del color y mayor eficiencia energética</text:span><text:span text:style-name="T66"/></text:p>
      <text:p text:style-name="P133"><text:span>c) Ángulos de visión más amplios</text:span><text:span/></text:p>
      <text:p text:style-name="P134"><text:span>d) Exclusivamente para aplicaciones de diseño gráfico</text:span><text:span/></text:p>
      <text:p text:style-name="P135"><text:span/><text:span/></text:p>
      <text:p text:style-name="P136"><text:span>¿Cuál es la principal función de un monitor con resolución 4K?</text:span><text:span/></text:p>
      <text:p text:style-name="P137"><text:span>a) Reducción de la fatiga visual</text:span><text:span/></text:p>
      <text:p text:style-name="P138"><text:span text:style-name="T67">b) Mayor nitidez y detalle en la visualización de contenidos</text:span><text:span text:style-name="T68"/></text:p>
      <text:p text:style-name="P139"><text:span>c) Menor consumo de energía</text:span><text:span/></text:p>
      <text:p text:style-name="P140"><text:span>d) Alta tasa de refresco</text:span><text:span/></text:p>
      <text:p text:style-name="P141"><text:span/><text:span/></text:p>
      <text:p text:style-name="P142"><text:span>¿Qué característica es común en un monitor con tecnología FreeSync?</text:span><text:span/></text:p>
      <text:p text:style-name="P143"><text:span>a) Mayor velocidad de actualización</text:span><text:span/></text:p>
      <text:p text:style-name="P144"><text:span>b) Reducción de reflejos y deslumbramientos</text:span><text:span/></text:p>
      <text:p text:style-name="P145"><text:span text:style-name="T69">c) Sincronización de la frecuencia de actualización con la tarjeta gráfica</text:span><text:span text:style-name="T70"/></text:p>
      <text:p text:style-name="P146"><text:span>d) Exclusivamente para aplicaciones de oficina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Lohit Devanagari"/>
      <style:paragraph-properties/>
    </style:style>
    <style:style style:parent-style-name="619" style:display-name="Caption" style:family="paragraph" style:name="623">
      <style:text-properties style:font-family-complex="Lohit Devanagari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Lohit Devanagari"/>
      <style:paragraph-properties/>
    </style:style>
    <style:style style:class="default" style:display-name="Default Paragraph Font" style:family="text" style:name="105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29T16:02:51Z</meta:creation-date>
  </office:meta>
</office:document-meta>
</file>